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imbus Mono PS" svg:font-family="'Nimbus Mono P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size="10pt" fo:font-weight="normal" officeooo:rsid="001a0135" officeooo:paragraph-rsid="001a0135" style:font-size-asian="60pt"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3" style:family="paragraph" style:parent-style-name="Style_20_de_20_dessin_20_par_20_défaut">
      <style:paragraph-properties fo:margin-left="0cm" fo:margin-right="0cm" fo:margin-top="0.199cm" fo:margin-bottom="0.199cm" style:contextual-spacing="false"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4" style:family="paragraph" style:parent-style-name="Style_20_de_20_dessin_20_par_20_défaut">
      <style:paragraph-properties fo:margin-left="0cm" fo:margin-right="0cm" fo:margin-top="0.199cm" fo:margin-bottom="0.199cm" style:contextual-spacing="false" fo:line-height="115%" fo:text-indent="0cm" style:auto-text-indent="false"/>
      <style:text-properties fo:font-size="15pt" style:font-size-asian="15pt" style:font-size-complex="15pt"/>
    </style:style>
    <style:style style:name="P5" style:family="paragraph" style:parent-style-name="Style_20_de_20_dessin_20_par_20_défaut">
      <style:paragraph-properties fo:margin-left="0cm" fo:margin-right="0cm" fo:margin-top="0.199cm" fo:margin-bottom="0.199cm" style:contextual-spacing="false" style:line-height-at-least="0.353cm" fo:text-indent="0cm" style:auto-text-indent="false"/>
      <style:text-properties fo:font-size="15pt" style:font-size-asian="15pt" style:font-size-complex="15pt"/>
    </style:style>
    <style:style style:name="P6" style:family="paragraph" style:parent-style-name="Style_20_de_20_dessin_20_par_20_défaut">
      <style:paragraph-properties fo:margin-left="0cm" fo:margin-right="0cm" style:line-height-at-least="0.353cm" fo:text-align="start" style:justify-single-word="false" fo:text-indent="0cm" style:auto-text-indent="false"/>
      <style:text-properties fo:font-size="18pt" style:font-size-asian="18pt" style:font-size-complex="18pt"/>
    </style:style>
    <style:style style:name="P7" style:family="paragraph" style:parent-style-name="Style_20_de_20_dessin_20_par_20_défaut">
      <style:paragraph-properties fo:margin-left="0cm" fo:margin-right="0cm" fo:line-height="115%" fo:text-indent="0cm" style:auto-text-indent="false"/>
      <style:text-properties fo:font-size="16pt" style:font-size-asian="18pt" style:font-size-complex="12pt"/>
    </style:style>
    <style:style style:name="P8" style:family="paragraph" style:parent-style-name="Style_20_de_20_dessin_20_par_20_défaut">
      <style:paragraph-properties fo:margin-left="0cm" fo:margin-right="0cm" fo:line-height="115%" fo:text-align="start"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9" style:family="paragraph" style:parent-style-name="Style_20_de_20_dessin_20_par_20_défaut">
      <style:paragraph-properties fo:margin-left="0cm" fo:margin-right="0cm" fo:line-height="115%" fo:text-indent="0cm" style:auto-text-indent="false"/>
      <style:text-properties fo:font-size="15pt" style:font-size-asian="15pt" style:font-size-complex="15pt"/>
    </style:style>
    <style:style style:name="P10" style:family="paragraph" style:parent-style-name="Style_20_de_20_dessin_20_par_20_défaut">
      <style:paragraph-properties fo:margin-left="0cm" fo:margin-right="0cm" style:line-height-at-least="0.353cm" fo:text-indent="0cm" style:auto-text-indent="false"/>
      <style:text-properties fo:font-size="15pt" style:font-size-asian="15pt" style:font-size-complex="15pt"/>
    </style:style>
    <style:style style:name="P11" style:family="paragraph" style:parent-style-name="Vintage_7e_LT_7e_Gliederung_20_1">
      <style:paragraph-properties fo:margin-left="0cm" fo:margin-right="0cm" fo:text-align="center" style:justify-single-word="false" fo:text-indent="0cm" style:auto-text-indent="false"/>
      <style:text-properties fo:font-size="32pt" style:font-size-asian="60pt" style:font-size-complex="12pt"/>
    </style:style>
    <style:style style:name="P12" style:family="paragraph" style:parent-style-name="Vintage_7e_LT_7e_Gliederung_20_1">
      <style:paragraph-properties fo:margin-left="0cm" fo:margin-right="0cm" fo:text-align="center" style:justify-single-word="false" fo:text-indent="0cm" style:auto-text-indent="false"/>
      <style:text-properties fo:font-size="32pt" fo:font-weight="bold" officeooo:rsid="001a0135" officeooo:paragraph-rsid="001a0135" style:font-size-asian="60pt" style:font-weight-asian="bold" style:font-size-complex="12pt" style:font-weight-complex="bold"/>
    </style:style>
    <style:style style:name="P13" style:family="paragraph" style:parent-style-name="Vintage_7e_LT_7e_Gliederung_20_1">
      <style:paragraph-properties fo:margin-left="0cm" fo:margin-right="0cm" fo:text-align="center" style:justify-single-word="false" fo:text-indent="0cm" style:auto-text-indent="false"/>
      <style:text-properties fo:font-size="15pt" fo:font-weight="normal" officeooo:rsid="001a0135" officeooo:paragraph-rsid="001a0135" style:font-size-asian="15pt" style:font-weight-asian="normal" style:font-size-complex="15pt" style:font-weight-complex="normal"/>
    </style:style>
    <style:style style:name="P14" style:family="paragraph" style:parent-style-name="Standard">
      <style:paragraph-properties fo:margin-left="0cm" fo:margin-right="0cm" style:line-height-at-least="0.353cm" fo:text-indent="0cm" style:auto-text-indent="false"/>
      <style:text-properties fo:color="#000000" loext:opacity="100%" style:font-name="Nimbus Mono PS" fo:font-size="18pt" style:font-size-asian="18pt" style:font-size-complex="18pt"/>
    </style:style>
    <style:style style:name="P15" style:family="paragraph" style:parent-style-name="Standard">
      <style:paragraph-properties fo:margin-left="0cm" fo:margin-right="0cm" style:line-height-at-least="0.353cm" fo:text-indent="0cm" style:auto-text-indent="false"/>
      <style:text-properties style:font-name="Nimbus Mono PS" fo:font-size="15pt" style:font-size-asian="15pt" style:font-size-complex="15pt"/>
    </style:style>
    <style:style style:name="P16" style:family="paragraph" style:parent-style-name="Standard">
      <style:paragraph-properties fo:margin-left="0cm" fo:margin-right="0cm" fo:line-height="115%" fo:text-indent="0cm" style:auto-text-indent="false"/>
      <style:text-properties style:font-name="Nimbus Mono PS" fo:font-size="16pt" style:font-size-asian="18pt" style:font-size-complex="12pt"/>
    </style:style>
    <style:style style:name="P17" style:family="paragraph" style:parent-style-name="Standard">
      <style:paragraph-properties fo:margin-left="0cm" fo:margin-right="0cm" style:line-height-at-least="0.353cm" fo:text-indent="0cm" style:auto-text-indent="false"/>
      <style:text-properties fo:font-size="18pt" style:font-size-asian="18pt" style:font-size-complex="18pt"/>
    </style:style>
    <style:style style:name="P18" style:family="paragraph" style:parent-style-name="Standard">
      <style:paragraph-properties fo:margin-left="0cm" fo:margin-right="0cm" fo:margin-top="0.199cm" fo:margin-bottom="0.199cm" style:contextual-spacing="false" fo:line-height="115%" fo:text-indent="0cm" style:auto-text-indent="false"/>
      <style:text-properties fo:color="#ff0000" loext:opacity="100%" style:font-name="Nimbus Mono PS" fo:font-size="10pt" style:font-size-asian="21pt" style:font-size-complex="12pt"/>
    </style:style>
    <style:style style:name="P19" style:family="paragraph" style:parent-style-name="Vintage_7e_LT_7e_Gliederung_20_1">
      <style:paragraph-properties fo:margin-left="0cm" fo:margin-right="0cm" fo:text-align="center" style:justify-single-word="false" fo:text-indent="0cm" style:auto-text-indent="false"/>
      <style:text-properties fo:font-size="32pt" fo:font-weight="bold" style:font-size-asian="60pt" style:font-weight-asian="bold" style:font-size-complex="12pt"/>
    </style:style>
    <style:style style:name="P20" style:family="paragraph" style:parent-style-name="Vintage_7e_LT_7e_Gliederung_20_1">
      <style:paragraph-properties fo:margin-left="0cm" fo:margin-right="0cm" fo:line-height="115%" fo:text-align="center" style:justify-single-word="false" fo:text-indent="0cm" style:auto-text-indent="false"/>
      <style:text-properties style:font-name="Nimbus Mono PS" fo:font-size="15pt" officeooo:paragraph-rsid="001b26bc" style:font-size-asian="15pt" style:font-size-complex="15pt"/>
    </style:style>
    <style:style style:name="P21" style:family="paragraph" style:parent-style-name="Vintage_7e_LT_7e_Gliederung_20_1">
      <style:paragraph-properties fo:margin-left="0cm" fo:margin-right="0cm" style:line-height-at-least="0.353cm" fo:text-align="center" style:justify-single-word="false" fo:text-indent="0cm" style:auto-text-indent="false"/>
      <style:text-properties style:font-name="Nimbus Mono PS" fo:font-size="18pt" officeooo:paragraph-rsid="001b26bc" style:font-size-asian="18pt" style:font-size-complex="18pt"/>
    </style:style>
    <style:style style:name="P22" style:family="paragraph" style:parent-style-name="Vintage_7e_LT_7e_Gliederung_20_1">
      <style:paragraph-properties fo:margin-left="0cm" fo:margin-right="0cm" style:line-height-at-least="0.353cm" fo:text-align="center" style:justify-single-word="false" fo:text-indent="0cm" style:auto-text-indent="false"/>
      <style:text-properties fo:color="#000000" loext:opacity="100%" style:font-name="Nimbus Mono PS" fo:font-size="18pt" officeooo:paragraph-rsid="001cb813" style:font-size-asian="60pt" style:font-size-complex="12pt"/>
    </style:style>
    <style:style style:name="P23"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color="#000000" loext:opacity="100%" style:font-name="Nimbus Mono PS" fo:font-size="15pt" officeooo:paragraph-rsid="001a0135" style:font-size-asian="15pt" style:font-size-complex="15pt"/>
    </style:style>
    <style:style style:name="P24" style:family="paragraph" style:parent-style-name="Vintage_7e_LT_7e_Gliederung_20_1">
      <style:paragraph-properties fo:margin-left="0cm" fo:margin-right="0cm" fo:margin-top="0.199cm" fo:margin-bottom="0.199cm" style:contextual-spacing="false" fo:line-height="115%" fo:text-align="center" style:justify-single-word="false" fo:text-indent="0cm" style:auto-text-indent="false"/>
      <style:text-properties fo:color="#ff0000" loext:opacity="100%" style:font-name="Nimbus Mono PS" fo:font-size="15pt" officeooo:paragraph-rsid="001a0135" style:font-size-asian="15pt" style:font-size-complex="15pt"/>
    </style:style>
    <style:style style:name="P25" style:family="paragraph" style:parent-style-name="Vintage_7e_LT_7e_Titel">
      <style:paragraph-properties fo:margin-left="2cm" fo:margin-right="0cm" fo:text-align="center" style:justify-single-word="false" fo:text-indent="0cm" style:auto-text-indent="false"/>
      <style:text-properties fo:font-size="66pt" fo:font-weight="bold" officeooo:rsid="001a0135" officeooo:paragraph-rsid="001a0135" style:font-size-asian="60pt" style:font-weight-asian="bold" style:font-size-complex="12pt"/>
    </style:style>
    <style:style style:name="P26" style:family="paragraph" style:parent-style-name="Style_20_de_20_dessin_20_par_20_défaut">
      <style:paragraph-properties fo:margin-left="0cm" fo:margin-right="0cm" fo:line-height="115%" fo:text-indent="0cm" style:auto-text-indent="false"/>
      <style:text-properties style:font-name="Nimbus Mono PS" fo:font-size="15pt" style:font-size-asian="15pt" style:font-size-complex="15pt"/>
    </style:style>
    <style:style style:name="P27" style:family="paragraph" style:parent-style-name="Style_20_de_20_dessin_20_par_20_défaut">
      <style:paragraph-properties fo:margin-left="0cm" fo:margin-right="0cm" style:line-height-at-least="0.353cm" fo:text-indent="0cm" style:auto-text-indent="false"/>
      <style:text-properties style:font-name="Nimbus Mono PS" fo:font-size="15pt" style:font-size-asian="15pt" style:font-size-complex="15pt"/>
    </style:style>
    <style:style style:name="P28" style:family="paragraph" style:parent-style-name="Style_20_de_20_dessin_20_par_20_défaut">
      <style:paragraph-properties fo:margin-left="0cm" fo:margin-right="0cm" fo:line-height="115%" fo:text-indent="0cm" style:auto-text-indent="false"/>
      <style:text-properties style:font-name="Nimbus Mono PS" fo:font-size="15pt" style:text-underline-style="solid" style:text-underline-width="auto" style:text-underline-color="font-color" style:font-size-asian="15pt" style:font-size-complex="15pt"/>
    </style:style>
    <style:style style:name="P29" style:family="paragraph" style:parent-style-name="Style_20_de_20_dessin_20_par_20_défaut">
      <style:paragraph-properties fo:margin-left="0cm" fo:margin-right="0cm" style:line-height-at-least="0.353cm" fo:text-align="start" style:justify-single-word="false" fo:text-indent="0cm" style:auto-text-indent="false"/>
      <style:text-properties style:font-name="Nimbus Mono PS" fo:font-size="18pt" style:font-size-asian="18pt" style:font-size-complex="18pt"/>
    </style:style>
    <style:style style:name="P30" style:family="paragraph" style:parent-style-name="Style_20_de_20_dessin_20_par_20_défaut">
      <style:paragraph-properties fo:margin-left="0cm" fo:margin-right="0cm" fo:line-height="115%" fo:text-indent="0cm" style:auto-text-indent="false"/>
      <style:text-properties style:font-name="Nimbus Mono PS" fo:font-size="16pt" style:font-size-asian="18pt" style:font-size-complex="12pt"/>
    </style:style>
    <style:style style:name="P31" style:family="paragraph" style:parent-style-name="Style_20_de_20_dessin_20_par_20_défaut">
      <style:paragraph-properties fo:margin-left="0cm" fo:margin-right="0cm" style:line-height-at-least="0.353cm" fo:text-indent="0cm" style:auto-text-indent="false"/>
      <style:text-properties fo:color="#000000" loext:opacity="100%" style:font-name="Nimbus Mono PS" fo:font-size="18pt" style:font-size-asian="18pt" style:font-size-complex="18pt"/>
    </style:style>
    <style:style style:name="P32" style:family="paragraph" style:parent-style-name="Style_20_de_20_dessin_20_par_20_défaut">
      <style:paragraph-properties fo:margin-left="0cm" fo:margin-right="0cm" style:line-height-at-least="0.353cm" fo:text-align="center" style:justify-single-word="false" fo:text-indent="0cm" style:auto-text-indent="false"/>
      <style:text-properties fo:color="#000000" loext:opacity="100%" style:font-name="Nimbus Mono PS" fo:font-size="18pt" officeooo:rsid="001eb61e" officeooo:paragraph-rsid="001eb61e" style:font-size-asian="18pt" style:font-size-complex="18pt"/>
    </style:style>
    <style:style style:name="P33" style:family="paragraph" style:parent-style-name="Style_20_de_20_dessin_20_par_20_défaut">
      <style:paragraph-properties fo:margin-left="0cm" fo:margin-right="0cm" style:line-height-at-least="0.353cm" fo:text-indent="0cm" style:auto-text-indent="false"/>
      <style:text-properties fo:font-size="18pt" style:font-size-asian="18pt" style:font-size-complex="18pt"/>
    </style:style>
    <style:style style:name="P34" style:family="paragraph" style:parent-style-name="Style_20_de_20_dessin_20_par_20_défaut">
      <style:paragraph-properties fo:margin-left="0cm" fo:margin-right="0cm" style:line-height-at-least="0.353cm" fo:text-indent="0cm" style:auto-text-indent="false"/>
    </style:style>
    <style:style style:name="T1" style:family="text">
      <style:text-properties fo:font-size="18pt" style:font-size-asian="15.75pt" style:font-size-complex="18pt"/>
    </style:style>
    <style:style style:name="T2" style:family="text">
      <style:text-properties fo:font-size="18pt" fo:language="en" fo:country="GB" style:font-size-asian="15.75pt" style:font-size-complex="18pt"/>
    </style:style>
    <style:style style:name="T3" style:family="text">
      <style:text-properties style:font-name="Nimbus Mono PS"/>
    </style:style>
    <style:style style:name="T4" style:family="text">
      <style:text-properties style:font-name="Nimbus Mono PS" style:text-underline-style="solid" style:text-underline-width="auto" style:text-underline-color="font-color"/>
    </style:style>
    <style:style style:name="T5" style:family="text">
      <style:text-properties style:font-name="Nimbus Mono PS" fo:font-style="italic" style:font-style-asian="italic"/>
    </style:style>
    <style:style style:name="T6" style:family="text">
      <style:text-properties style:font-name="Nimbus Mono PS" fo:font-size="20pt" style:font-size-asian="20pt"/>
    </style:style>
    <style:style style:name="T7" style:family="text">
      <style:text-properties fo:color="#c9211e" loext:opacity="100%" style:font-name="Nimbus Mono PS"/>
    </style:style>
    <style:style style:name="T8" style:family="text">
      <style:text-properties fo:color="#000000" loext:opacity="100%" style:font-name="Nimbus Mono PS"/>
    </style:style>
    <style:style style:name="T9" style:family="text">
      <style:text-properties fo:color="#000000" loext:opacity="100%" style:font-name="Nimbus Mono PS" fo:font-size="20pt" style:font-size-asian="20pt"/>
    </style:style>
    <style:style style:name="T10" style:family="text">
      <style:text-properties fo:color="#ff0000" loext:opacity="100%" style:font-name="Nimbus Mono PS"/>
    </style:style>
    <style:style style:name="T11" style:family="text">
      <style:text-properties fo:color="#ffffff" loext:opacity="100%" style:font-name="Nimbus Mono PS"/>
    </style:style>
    <style:style style:name="T12" style:family="text">
      <style:text-properties fo:color="#ffffff" loext:opacity="100%" style:font-name="Nimbus Mono PS" fo:font-size="20pt" style:font-size-asian="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ummary</text:p>
      <text:p text:style-name="P19">HISTORY</text:p>
      <text:p text:style-name="P11">What is the context ?</text:p>
      <text:p text:style-name="P11">Where does he appear ?lieu</text:p>
      <text:p text:style-name="P19">CIVIL</text:p>
      <text:p text:style-name="P11">What does the press said on about him ?</text:p>
      <text:p text:style-name="P11">Where does he appear ? (cinema,book)</text:p>
      <text:p text:style-name="P19">POLICE</text:p>
      <text:p text:style-name="P11">What is scotland yard ?</text:p>
      <text:p text:style-name="P11">What are the hypotesis about him ?</text:p>
      <text:p text:style-name="P11">Who are the suspects ?</text:p>
      <text:p text:style-name="P11">Who are the victims ?</text:p>
      <text:p text:style-name="P12">CONCLUSION</text:p>
      <text:p text:style-name="P13"><text:soft-page-break/>What is the context ?</text:p>
      <text:p text:style-name="P8"><text:span text:style-name="T3">The murders took place in the 19 siecle when </text:span><text:span text:style-name="T4">united kingdom was the first world power .</text:span></text:p>
      <text:p text:style-name="P26">The queen was victoria (1837-1901). United kingdom had the biggest <text:s/>colonial empire</text:p>
      <text:p text:style-name="P9"><text:span text:style-name="T4">London is the most populated city and the biggest metropol</text:span><text:span text:style-name="T3"> and more and more immigrant come to london(</text:span><text:span text:style-name="T7">jewish(voc) </text:span><text:span text:style-name="T3">and irish) </text:span></text:p>
      <text:p text:style-name="P26">Those immigrants lived in poor district <text:s/>(like whitechapel) where insecurity reigned.</text:p>
      <text:p text:style-name="P28">There were also factory inside london.</text:p>
      <text:p text:style-name="P2"/>
      <text:p text:style-name="P13">Where does he appear ?lieu</text:p>
      <text:p text:style-name="P3"><text:span text:style-name="T3">Jack the ripper, and his murders happened in </text:span><text:span text:style-name="T4">london</text:span><text:span text:style-name="T3">,</text:span><text:span text:style-name="T4">between 1888 and 1892</text:span><text:span text:style-name="T3"> (</text:span><text:span text:style-name="T5">look what is the context</text:span><text:span text:style-name="T3"> ) in </text:span><text:span text:style-name="T4">whitechapel district</text:span><text:span text:style-name="T3">.</text:span></text:p>
      <text:p text:style-name="P4"><text:span text:style-name="T3">Whitechapel is a district really poor where there were a lot of pubs and </text:span><text:span text:style-name="T7">drunkard(voc)</text:span><text:span text:style-name="T8">, there were also factory who transformed the district’s air into a black </text:span><text:span text:style-name="T10">cloud(voc)</text:span></text:p>
      <text:p text:style-name="P23">Where does he appear ? (cinema,book)</text:p>
      <text:p text:style-name="P5"><text:span text:style-name="T8">Jack the Ripper appears in many films , the favorites of an internet user are :</text:span></text:p>
      <text:p text:style-name="P10"><text:span text:style-name="T3">-« Meurtre par décret » (1979) <text:s/>in the second place produce by Bob Clark in France. «  </text:span><text:span text:style-name="T8">While Jack the Ripper has just murdered a fourth prostitute, Sherlock Holmes and Doctor Watson decide to take care of the case. </text:span></text:p>
      <text:p text:style-name="P10"><text:span text:style-name="T8">-“Dr Jekyll et Sister Hyde” (1971) in the first place produce by </text:span><text:span text:style-name="T3">Roy Ward Baker</text:span><text:span text:style-name="T8"> in France. “London, Victorian era. Dr. Jekyll attempts to create an elixir of immortality using female hormones taken from fresh corpses. But as soon as he drinks the serum, the doctor transforms into a seductive and demonic woman, Mrs. Hyde…”</text:span></text:p>
      <text:p text:style-name="P10"><text:soft-page-break/><text:span text:style-name="T11">-«</text:span><text:span text:style-name="T8"> Jack the ripper’s daughter »(1971)by Peter Sasdy Jack the Ripper's daughter witnesses the murder of her mother by her father </text:span><text:span text:style-name="T11">as a</text:span><text:span text:style-name="T8"> </text:span><text:span text:style-name="T11">chil</text:span><text:span text:style-name="T8">d. Fifteen years later, the young woman seems to be possessed by the evil spirit of her father.</text:span></text:p>
      <text:p text:style-name="P24">What does the press said on about him ?</text:p>
      <text:p text:style-name="P4"><text:span text:style-name="T8">In this time, the newspapers were very cheap and the</text:span><text:span text:style-name="T10"> </text:span><text:span text:style-name="T3">press’companies saw « Jack the Ripper » like an box of money(a lot of money) and created a lot of different hypotesis about him, the purpose : sold more and more. Jack the ripper understood that the press is very important so, he will send 3 letters to the press</text:span></text:p>
      <text:p text:style-name="P26"><text:s text:c="3"/>-first letter : 27 sept 1888,written whith blood (maybe his victim’s blood) </text:p>
      <text:p text:style-name="P26"><text:s text:c="3"/>-second letter : 1 oct 1888 like the first</text:p>
      <text:p text:style-name="P26"><text:s text:c="3"/>-third lietter : 16 oct 1888 but we are not sure if it really 160 describe his murders the quenne herself was worried</text:p>
      <text:p text:style-name="P26">The press and people laughed the police who can’t found Jack .</text:p>
      <text:p text:style-name="P20">What are the hypotesis about him ?</text:p>
      <text:p text:style-name="P10"><text:span text:style-name="T3">First the police did not care about this murders because the victims were prostitutes but he was a </text:span><text:span text:style-name="T4">serial killer.</text:span></text:p>
      <text:p text:style-name="P27">Scotland Yard <text:s/>will questionned 2000 person to find out Jack but their description of him was too different : one is tall the other small, one wear a hat the other does not.</text:p>
      <text:p text:style-name="P10"><text:span text:style-name="T3">One doctor did the « psy</text:span><text:span text:style-name="T8">chological profile of Jack the</text:span><text:span text:style-name="T3"> ripper » for him Jack </text:span></text:p>
      <text:p text:style-name="P27"><text:s text:c="10"/>- was a lonely man <text:s/></text:p>
      <text:p text:style-name="P27"><text:s text:c="10"/>- had muders impulse</text:p>
      <text:p text:style-name="P27"><text:s text:c="10"/>- had erotic impulse</text:p>
      <text:p text:style-name="P27">For the society Jack, a serial killer can’t be an English, a gentleman so it was, for sure, an immigrant (like Jewish and Irish)</text:p>
      <text:p text:style-name="P27"/>
      <text:p text:style-name="P21"><text:soft-page-break/>Who are the suspects ?</text:p>
      <text:p text:style-name="P31">At least 100 suspects in 'Jack the Ripper' case have been proposed, but none have been accepted. <text:s/>there were eight main suspects, they are Prince Albert Victor of Wales, heir to the crown of Great Britain, the doctor and surgeon Sir William Gull, the painter and artist Walter Sickert, James Maybrick, Sir Leslie Melville Macnaghten, Francis J. Tumblety and The Tenant (Wentworth Bell Smith) and Aaron Kosminski (he is the one of the most suspected). They all have been the subject of books and adaptations.</text:p>
      <text:p text:style-name="P31"/>
      <text:p text:style-name="P22">Who are the victims ?</text:p>
      <text:p text:style-name="P33"><text:span text:style-name="T9">-There were five victims assigned to Jack the ripper</text:span><text:span text:style-name="T6"> :Mary Ann Nichols, Annie Chapman, Elizabeth Stride, Catherine Eddowes, and</text:span><text:span text:style-name="T6"> Mary Jane Kelly</text:span></text:p>
      <text:p text:style-name="P34"><text:span text:style-name="T6">-31 august 1888, Mary Ann Nichols a prostitute was killed in Whitechapel crime scene : disembowel by knife and her vagina have been cut</text:span></text:p>
      <text:p text:style-name="P34"><text:span text:style-name="T6">-7 June 1888 Annie Chapman a prostitute was killed in the same condition</text:span></text:p>
      <text:p text:style-name="P34"><text:span text:style-name="T6">30 September 1888 Elizabeth Stride and Catherine Eddowes faces have been cut like the nose the ears etc..</text:span></text:p>
      <text:p text:style-name="P34"><text:span text:style-name="T6">-5 November 1888 Mary Jane Kelly was killed still disembowel etc...but they were 2 differences : she was only 25 </text:span><text:soft-page-break/><text:span text:style-name="T6">years old (the </text:span><text:span text:style-name="T12">o</text:span><text:span text:style-name="T6">ther were 40) and she was killed in his house </text:span></text:p>
      <text:p text:style-name="P17"><text:span text:style-name="T8"/></text:p>
      <text:p text:style-name="P31"/>
      <text:p text:style-name="P32">CONCLUSION</text:p>
      <text:p text:style-name="P31"/>
      <text:p text:style-name="P6"><text:span text:style-name="T8">During the 19 century when the UK was one of the </text:span><text:span text:style-name="T3">biggest empire </text:span></text:p>
      <text:p text:style-name="P29">In a poor distrct whitechapel where reigns the insecurity</text:p>
      <text:p text:style-name="P29">Jack ripper’murders really existed but the character maybe not he killed 5 women</text:p>
      <text:p text:style-name="P29">His murders were horrible</text:p>
      <text:p text:style-name="P29">The queen herself was worried and asked to the police to hurry up the investigation</text:p>
      <text:p text:style-name="P29">Scotland yard questionned more than 2000 person</text:p>
      <text:p text:style-name="P29">More than 160 newspaper’companies describe his murders </text:p>
      <text:p text:style-name="P14"/>
      <text:p text:style-name="P14"/>
      <text:p text:style-name="P15"/>
      <text:p text:style-name="P16"/>
      <text:p text:style-name="P30"/>
      <text:p text:style-name="P7"/>
      <text:p text:style-name="P18"/>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imbus Mono PS" svg:font-family="'Nimbus Mono PS'"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2" style:font-family-complex="'Lohit Devanagari'" style:language-complex="zxx" style:country-complex="none"/>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en_20_Internet" style:display-name="Lien Internet"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Gliederung_20_1" style:display-name="Vintage~LT~Gliederung 1" style:family="paragraph">
      <style:paragraph-properties fo:margin-top="0cm" fo:margin-bottom="0.372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paragraph-properties fo:margin-top="0cm" fo:margin-bottom="0.3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paragraph-properties fo:margin-top="0cm" fo:margin-bottom="0.22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paragraph-properties fo:margin-top="0cm" fo:margin-bottom="0.148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paragraph-properties fo:margin-top="0cm" fo:margin-bottom="0.074cm" style:contextual-spacing="false"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paragraph-properties fo:text-align="center" style:justify-single-word="false"/>
      <style:text-properties fo:color="#000000" loext:opacity="1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7:46:41.208946903</meta:creation-date>
    <dc:date>2022-05-20T12:58:00.900000000</dc:date>
    <meta:editing-duration>PT10M20S</meta:editing-duration>
    <meta:editing-cycles>2</meta:editing-cycles>
    <meta:generator>LibreOffice/7.1.0.3$Windows_X86_64 LibreOffice_project/f6099ecf3d29644b5008cc8f48f42f4a40986e4c</meta:generator>
    <meta:document-statistic meta:table-count="0" meta:image-count="0" meta:object-count="0" meta:page-count="5" meta:paragraph-count="57" meta:word-count="845" meta:character-count="4779" meta:non-whitespace-character-count="3937"/>
  </office:meta>
</office:document-meta>
</file>